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f94e3" officeooo:paragraph-rsid="00197143"/>
    </style:style>
    <style:style style:name="P2" style:family="paragraph" style:parent-style-name="Text_20_body">
      <style:text-properties officeooo:rsid="000f94e3" officeooo:paragraph-rsid="001b540e"/>
    </style:style>
    <style:style style:name="P3" style:family="paragraph" style:parent-style-name="Text_20_body">
      <style:text-properties officeooo:rsid="000f94e3" officeooo:paragraph-rsid="001c3591"/>
    </style:style>
    <style:style style:name="P4" style:family="paragraph" style:parent-style-name="Text_20_body">
      <style:text-properties officeooo:rsid="000f94e3" officeooo:paragraph-rsid="001c87d2"/>
    </style:style>
    <style:style style:name="P5" style:family="paragraph" style:parent-style-name="Text_20_body">
      <style:text-properties officeooo:rsid="000f94e3" officeooo:paragraph-rsid="002302fa"/>
    </style:style>
    <style:style style:name="P6" style:family="paragraph" style:parent-style-name="Text_20_body">
      <style:text-properties officeooo:rsid="000f94e3" officeooo:paragraph-rsid="00244f46"/>
    </style:style>
    <style:style style:name="P7" style:family="paragraph" style:parent-style-name="Text_20_body">
      <style:text-properties officeooo:rsid="00197143" officeooo:paragraph-rsid="00197143"/>
    </style:style>
    <style:style style:name="P8" style:family="paragraph" style:parent-style-name="Text_20_body">
      <style:text-properties style:text-underline-style="solid" style:text-underline-width="auto" style:text-underline-color="font-color" officeooo:rsid="00197143" officeooo:paragraph-rsid="00197143"/>
    </style:style>
    <style:style style:name="P9" style:family="paragraph" style:parent-style-name="Text_20_body">
      <style:text-properties style:text-underline-style="solid" style:text-underline-width="auto" style:text-underline-color="font-color" officeooo:rsid="001bd171" officeooo:paragraph-rsid="001bd171"/>
    </style:style>
    <style:style style:name="P10" style:family="paragraph" style:parent-style-name="Text_20_body">
      <style:text-properties officeooo:rsid="001bd171" officeooo:paragraph-rsid="001bd171"/>
    </style:style>
    <style:style style:name="P11" style:family="paragraph" style:parent-style-name="Text_20_body">
      <style:paragraph-properties fo:text-align="center" style:justify-single-word="false"/>
      <style:text-properties fo:font-size="15pt" officeooo:rsid="001e97fe" officeooo:paragraph-rsid="001e97fe" style:font-size-asian="15pt" style:font-size-complex="15pt"/>
    </style:style>
    <style:style style:name="P12" style:family="paragraph" style:parent-style-name="Text_20_body">
      <style:text-properties officeooo:rsid="00244f46" officeooo:paragraph-rsid="00244f46"/>
    </style:style>
    <style:style style:name="P13" style:family="paragraph" style:parent-style-name="Text_20_body">
      <style:text-properties officeooo:rsid="00244f46" officeooo:paragraph-rsid="001c3591"/>
    </style:style>
    <style:style style:name="P14" style:family="paragraph" style:parent-style-name="Standard">
      <style:text-properties officeooo:rsid="000f94e3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auto" style:text-underline-color="font-color"/>
    </style:style>
    <style:style style:name="T3" style:family="text">
      <style:text-properties fo:language="fr" fo:country="FR" officeooo:rsid="00197143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officeooo:rsid="001b540e"/>
    </style:style>
    <style:style style:name="T6" style:family="text">
      <style:text-properties fo:language="fr" fo:country="FR" officeooo:rsid="001bd171"/>
    </style:style>
    <style:style style:name="T7" style:family="text">
      <style:text-properties fo:language="fr" fo:country="FR" officeooo:rsid="001c3591"/>
    </style:style>
    <style:style style:name="T8" style:family="text">
      <style:text-properties fo:language="fr" fo:country="FR" officeooo:rsid="001c87d2"/>
    </style:style>
    <style:style style:name="T9" style:family="text">
      <style:text-properties fo:language="fr" fo:country="FR" officeooo:rsid="001d3b2c"/>
    </style:style>
    <style:style style:name="T10" style:family="text">
      <style:text-properties fo:language="fr" fo:country="FR" officeooo:rsid="001e97fe"/>
    </style:style>
    <style:style style:name="T11" style:family="text">
      <style:text-properties fo:language="fr" fo:country="FR" officeooo:rsid="002078fc"/>
    </style:style>
    <style:style style:name="T12" style:family="text">
      <style:text-properties fo:language="fr" fo:country="FR" officeooo:rsid="00220f72"/>
    </style:style>
    <style:style style:name="T13" style:family="text">
      <style:text-properties fo:language="fr" fo:country="FR" officeooo:rsid="002302fa"/>
    </style:style>
    <style:style style:name="T14" style:family="text">
      <style:text-properties fo:language="fr" fo:country="FR" officeooo:rsid="00244f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11"><text:span text:style-name="T1">Note d’intention, </text:span><text:span text:style-name="T11">projet final.</text:span></text:p>
      <text:p text:style-name="P13"><text:span text:style-name="T14"/></text:p>
      <text:p text:style-name="P12"><text:span text:style-name="T1">Je vis à Paris depuis une dizaine d’année maintenant, j’évolue dans le secteur de l’informatique, il y’est assez aisé de trouver un emploi dans ce secteur.</text:span></text:p>
      <text:p text:style-name="P6"><text:span text:style-name="T14">Cependant, nous assistons d</text:span><text:span text:style-name="T1">epuis quelques années </text:span><text:span text:style-name="T14">à</text:span><text:span text:style-name="T1"> l’évolution indécente du prix de l’immobilier </text:span><text:span text:style-name="T14">dans les grandes villes</text:span><text:span text:style-name="T1">, </text:span><text:span text:style-name="T8">conséquence d’une forte demande de logement et pénurie de l’offre, </text:span><text:span text:style-name="T9">en </text:span><text:span text:style-name="T14">potentielle </text:span><text:span text:style-name="T9">cause</text:span><text:span text:style-name="T10"> </text:span><text:span text:style-name="T14">l’emploi. En effet cette concentration d’offres est principalement liée à Paris et sa région.</text:span></text:p>
      <text:p text:style-name="P5"><text:span text:style-name="T14">Par ailleurs, n</text:span><text:span text:style-name="T1">ous constatons que la qualité de vie parisienne </text:span><text:span text:style-name="T9">(et des grandes villes de taille similaire) </text:span><text:span text:style-name="T1">se détériore sans cesse : pénurie de logements, perte de temps dans les transports, grèves à répétition, </text:span><text:span text:style-name="T10">pollution, </text:span><text:span text:style-name="T1">confinement…</text:span><text:bookmark text:name="p67"/><text:span text:style-name="T1"> Cette liste n’est pas exhaustive…</text:span><text:bookmark text:name="p3"/><text:span text:style-name="T1"> <text:line-break/><text:line-break/></text:span><text:bookmark text:name="p86"/><text:span text:style-name="T1">Pour la majorité d’entre nous, nous sommes contraints de rester dans ces grandes villes, car certaines fonctions n’existe</text:span><text:span text:style-name="T7">nt</text:span><text:span text:style-name="T1"> tout simplement pas en région ou bien le salaire y est inférieur de 30 à 35 %, </text:span><text:bookmark text:name="88"/><text:span text:style-name="T1">quand une entreprise à besoin </text:span><text:span text:style-name="T13">similaire.</text:span><text:span text:style-name="T1"><text:line-break/><text:line-break/></text:span><text:bookmark text:name="p68"/><text:span text:style-name="T1">Devons-nous nous satisfaire d’un équilibre précaire ? </text:span><text:span text:style-name="T8">Celui </text:span><text:span text:style-name="T1">qui consisterait à vivre dans un environnement qui ne nous convient pas forcément sous prétexte de faire un travail </text:span><text:span text:style-name="T11">intéressant </text:span><text:span text:style-name="T12">et </text:span><text:span text:style-name="T11"><text:s/></text:span><text:span text:style-name="T1">relativement bien rémunéré, </text:span><text:span text:style-name="T12">toutefois </text:span><text:span text:style-name="T11">en relatif </text:span><text:span text:style-name="T1">car le coût de la vie est bien plus </text:span><text:span text:style-name="T13">élévé</text:span><text:span text:style-name="T1"> dans les grandes villes qu’en région.<text:line-break/><text:line-break/></text:span><text:bookmark text:name="p69"/><text:span text:style-name="T1">Ne sommes-nous pas à un tournant ?</text:span><text:bookmark text:name="p7"/><text:span text:style-name="T1"> Les moyens de communication se sont considérablement développés </text:span><text:bookmark text:name="54"/><text:span text:style-name="T1">ces 10 dernières années, visioconférences/messageries instantanées/voip, </text:span><text:span text:style-name="T13">et </text:span><text:span text:style-name="T1">l’essor du très haut débit internet </text:span><text:span text:style-name="T13">dans la majorité des villes de taille moyenne et campagnes environnantes.</text:span><text:span text:style-name="T1"><text:line-break/><text:line-break/></text:span><text:bookmark text:name="p70"/><text:span text:style-name="T1">Le télétravail n’est pas la solution universelle pour l’ensemble des travailleurs, mais peut solutionner la vie d’une communauté bien précise, ceux du secteur informatique/web.<text:line-break/><text:line-break/></text:span><text:bookmark text:name="p71"/><text:span text:style-name="T1">Je vois plusieurs avantages à ce nouveau mode de travail :<text:line-break/><text:line-break/></text:span><text:bookmark text:name="p76"/><text:span text:style-name="T2">Les impacts directs pour le salarié en télétravail </text:span><text:span text:style-name="T1">:</text:span><text:bookmark text:name="p11"/><text:span text:style-name="T1"> <text:line-break/><text:line-break/></text:span><text:bookmark text:name="p72"/><text:span text:style-name="T1">• </text:span><text:bookmark text:name="p13"/><text:span text:style-name="T13">Gain du temps de transport</text:span><text:span text:style-name="T1">.<text:line-break/></text:span><text:bookmark text:name="p15"/><text:span text:style-name="T1">• Vivre n’importe où </text:span><text:bookmark text:name="p14"/><text:span text:style-name="T1">(si connexion internet très haut débit).<text:line-break/></text:span><text:bookmark text:name="p16"/><text:span text:style-name="T1">• Meilleure qualité de vie.<text:line-break/></text:span><text:bookmark text:name="p17"/><text:span text:style-name="T1">• Conciliation vie professionnelle &amp; vie personnelle plus simple.<text:line-break/><text:line-break/></text:span><text:bookmark text:name="p82"/><text:span text:style-name="T2">Les impacts indirects pour les villes/campagnes de régions :</text:span><text:span text:style-name="T1"><text:line-break/><text:line-break/></text:span><text:bookmark text:name="p19"/><text:span text:style-name="T1">• Repopulation des villes de tailles moyennes &amp; des campagnes.<text:line-break/></text:span><text:bookmark text:name="p83"/><text:span text:style-name="T1">• Relance de l’économie local.<text:line-break/></text:span><text:bookmark text:name="p21"/><text:span text:style-name="T1">• ..<text:line-break/></text:span><text:soft-page-break/><text:span text:style-name="T1"><text:line-break/></text:span></text:p>
      <text:p text:style-name="P4"><text:span text:style-name="T2"/></text:p>
      <text:p text:style-name="P4"><text:bookmark text:name="p84"/><text:span text:style-name="T2">Les impacts indirects pour les grandes villes</text:span><text:span text:style-name="T1"><text:line-break/><text:line-break/></text:span><text:bookmark text:name="p23"/><text:span text:style-name="T1">• désengorgement des transports.<text:line-break/></text:span><text:bookmark text:name="p25"/><text:span text:style-name="T1">• réduction de l’espace nécessaire dans les entreprises </text:span><text:bookmark text:name="p24"/><text:span text:style-name="T1">(gain financier)</text:span></text:p>
      <text:p text:style-name="P4"><text:bookmark text:name="p26"/><text:span text:style-name="T1">• moins de pénurie sur les logements à long terme.<text:line-break/></text:span><text:bookmark text:name="p27"/><text:span text:style-name="T1">• ..</text:span></text:p>
      <text:p text:style-name="P2"><text:span text:style-name="T1"/></text:p>
      <text:p text:style-name="P2"><text:span text:style-name="T1"/></text:p>
      <text:p text:style-name="P2"><text:bookmark text:name="p85"/><text:span text:style-name="T1">Je souhaiterais donc développer une plateforme web permettant de recenser l’ensemble des offres permettant de travailler à distance dans le domaine de l’informatique </text:span><text:span text:style-name="T3">dans un premier temps.</text:span></text:p>
      <text:p text:style-name="P1"><text:span text:style-name="T1"><text:line-break/></text:span><text:bookmark text:name="p89"/><text:span text:style-name="T4">Ces offres devront mentionner que le télétravail est possible à 100 %.</text:span></text:p>
      <text:p text:style-name="P1"><text:span text:style-name="T4"/></text:p>
      <text:p text:style-name="P8"><text:span text:style-name="T5">N</text:span><text:span text:style-name="T1">ous offrirons une visibilité </text:span><text:span text:style-name="T6">dans</text:span><text:span text:style-name="T1"> </text:span><text:span text:style-name="T6">des </text:span><text:span text:style-name="T1">milieux moins visibles &amp; moins conventionnels :</text:span></text:p>
      <text:p text:style-name="P8"><text:span text:style-name="T1"/></text:p>
      <text:p text:style-name="P7"><text:span text:style-name="T1">- Forum </text:span><text:span text:style-name="T5">Informatique </text:span><text:span text:style-name="T1">spécialisés</text:span></text:p>
      <text:p text:style-name="P7"><text:span text:style-name="T1">- Discord /</text:span><text:span text:style-name="T6"> Slack</text:span><text:span text:style-name="T1"> de discussions </text:span><text:span text:style-name="T5">informatique.</text:span></text:p>
      <text:p text:style-name="P7"><text:span text:style-name="T1">- Twitter &amp; Linkedin.</text:span></text:p>
      <text:p text:style-name="P7"><text:span text:style-name="T1">- </text:span><text:span text:style-name="T6">Cooptation.</text:span></text:p>
      <text:p text:style-name="P7"><text:span text:style-name="T1"/></text:p>
      <text:p text:style-name="P9"><text:span text:style-name="T1">Concernant les fonctionnalités du portail voici une ébauche : </text:span></text:p>
      <text:p text:style-name="P10"><text:span text:style-name="T1"/></text:p>
      <text:p text:style-name="P10"><text:span text:style-name="T1">- Section de recherche.</text:span></text:p>
      <text:p text:style-name="P10"><text:span text:style-name="T1">- Espace de dépôt d’annonce pour le recruteur.</text:span></text:p>
      <text:p text:style-name="P10"><text:span text:style-name="T1">- Espace candidat pour répondre à une annonce.</text:span></text:p>
      <text:p text:style-name="P10"><text:span text:style-name="T1">- Espace de veille informatique avec affichage de flux RSS des dernières tendance.</text:span></text:p>
      <text:p text:style-name="P10"><text:span text:style-name="T1">- Forum pour la communauté </text:span></text:p>
      <text:p text:style-name="P10"><text:span text:style-name="T1">- Simulateur de réduction de notre empreinte carbone si le candidat postule à une offre en télétravail en comparaison avec une offre </text:span><text:span text:style-name="T11">traditionnelle</text:span><text:span text:style-name="T1">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1:34:14.437130734</meta:creation-date>
    <dc:date>2020-10-21T15:32:20.608715298</dc:date>
    <meta:editing-duration>PT54M3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518" meta:character-count="3354" meta:non-whitespace-character-count="2838"/>
  </office:meta>
</office:document-meta>
</file>